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200%"/>
      <style:text-properties fo:language="en" fo:country="US"/>
    </style:style>
    <style:style style:name="P2" style:family="paragraph" style:parent-style-name="Standard" style:master-page-name="Standard">
      <style:paragraph-properties fo:margin-top="0in" fo:margin-bottom="0in" fo:line-height="200%" style:page-number="auto"/>
      <style:text-properties style:font-name="Times New Roman" fo:language="en" fo:country="US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tyle="italic" style:font-style-asian="italic" style:font-name-complex="Times New Roman1" style:font-style-complex="italic"/>
    </style:style>
    <style:style style:name="T3" style:family="text">
      <style:text-properties style:font-name="Times New Roman" fo:font-style="normal" style:font-style-asian="normal" style:font-name-complex="Times New Roman1" style:font-style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Birdacage on Stuff (2009)</text:span></text:p>
      <text:p text:style-name="P1"><text:span text:style-name="T1">This work came to be as the result of the sound design work I did for the Artificial Life simulation of Project Ouroborus. Due to the fact that such work is of a generative nature (i.e. audio is the result of predetermined algorithms and random initial conditions), I only had control over the sound synthesis algorithms and the mapping of data into the audio domain. This piece surged as a reaction to such lack of control. To compose </text:span><text:span text:style-name="T2">Birdcage on Stuff, </text:span><text:span text:style-name="T3">I employed the already designed sound algorithms, and the cellular automaton over which the life simulation runs. It is through these elements, and fixed initial conditions that I gave form to the present pie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to</meta:initial-creator>
    <meta:editing-cycles>2</meta:editing-cycles>
    <meta:creation-date>2011-11-30T18:18:00</meta:creation-date>
    <dc:date>2012-04-11T13:33:50</dc:date>
    <meta:editing-duration>PT11M21S</meta:editing-duration>
    <meta:generator>LibreOffice/3.4$Unix LibreOffice_project/340m1$Build-602</meta:generator>
    <meta:document-statistic meta:table-count="0" meta:image-count="0" meta:object-count="0" meta:page-count="1" meta:paragraph-count="2" meta:word-count="119" meta:character-count="691" meta:non-whitespace-character-count="5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